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cm" svg:stroke-color="#000000" draw:marker-start-width="0.31cm" draw:marker-end-width="0.31cm" draw:fill="none" draw:fill-color="#ffffff" draw:auto-grow-height="true" draw:auto-grow-width="false" fo:max-height="0cm" fo:min-height="1.4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7.452cm" fo:min-width="1.1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30pt" style:font-size-asian="30pt" style:font-size-complex="30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-33% 58%" fo:font-size="30pt" style:font-size-asian="30pt" style:font-size-complex="3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-33% 58%" fo:font-size="15pt" style:font-size-asian="15pt" style:font-size-complex="15pt"/>
    </style:style>
    <style:style style:name="T6" style:family="text">
      <style:text-properties style:font-name="Liberation Sans" fo:font-size="30pt" style:letter-kerning="true" style:font-name-asian="Noto Sans CJK SC" style:font-size-asian="30pt" style:font-name-complex="Noto Sans Devanagari" style:font-size-complex="30pt"/>
    </style:style>
    <style:style style:name="T7" style:family="text">
      <style:text-properties style:text-position="-33% 58%" style:font-name="Liberation Sans" fo:font-size="30pt" style:letter-kerning="true" style:font-name-asian="Noto Sans CJK SC" style:font-size-asian="30pt" style:font-name-complex="Noto Sans Devanagari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.064cm" svg:height="1.766cm" svg:x="1.524cm" svg:y="3.556cm">
          <draw:text-box>
            <text:p text:style-name="P1"><text:span text:style-name="T1">A</text:span><text:span text:style-name="T2">i</text:span></text:p>
          </draw:text-box>
        </draw:frame>
        <draw:custom-shape draw:style-name="gr2" draw:text-style-name="P3" draw:layer="layout" svg:width="1.778cm" svg:height="7.874cm" svg:x="10.16cm" svg:y="3.5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588cm" svg:y1="4.318cm" svg:x2="10.16cm" svg:y2="4.318cm">
          <text:p/>
        </draw:line>
        <draw:line draw:style-name="gr3" draw:text-style-name="P4" draw:layer="layout" svg:x1="5.588cm" svg:y1="6.362cm" svg:x2="10.16cm" svg:y2="6.362cm">
          <text:p/>
        </draw:line>
        <draw:frame draw:style-name="gr4" draw:text-style-name="P5" draw:layer="layout" svg:width="1.778cm" svg:height="2.618cm" svg:x="10.16cm" svg:y="6.08cm">
          <draw:text-box>
            <text:p><text:span text:style-name="T3">+</text:span></text:p>
          </draw:text-box>
        </draw:frame>
        <draw:frame draw:style-name="gr5" draw:text-style-name="P6" draw:layer="layout" svg:width="2.794cm" svg:height="0.966cm" svg:x="6.35cm" svg:y="3.856cm">
          <draw:text-box>
            <text:p text:style-name="P1"><text:span text:style-name="T4">inA</text:span><text:span text:style-name="T5">i</text:span></text:p>
          </draw:text-box>
        </draw:frame>
        <draw:frame draw:style-name="gr5" draw:text-style-name="P6" draw:layer="layout" svg:width="2.794cm" svg:height="0.966cm" svg:x="6.35cm" svg:y="5.9cm">
          <draw:text-box>
            <text:p text:style-name="P1"><text:span text:style-name="T4">inB</text:span><text:span text:style-name="T5">i</text:span></text:p>
          </draw:text-box>
        </draw:frame>
        <draw:line draw:style-name="gr3" draw:text-style-name="P4" xml:id="id1" draw:id="id1" draw:layer="layout" svg:x1="15.494cm" svg:y1="5.014cm" svg:x2="20.32cm" svg:y2="5.014cm">
          <text:p/>
        </draw:line>
        <draw:line draw:style-name="gr3" draw:text-style-name="P4" xml:id="id2" draw:id="id2" draw:layer="layout" svg:x1="15.748cm" svg:y1="7.554cm" svg:x2="20.32cm" svg:y2="7.554cm">
          <text:p/>
        </draw:line>
        <draw:frame draw:style-name="gr5" draw:text-style-name="P6" draw:layer="layout" svg:width="2.032cm" svg:height="0.966cm" svg:x="16.764cm" svg:y="4.552cm">
          <draw:text-box>
            <text:p text:style-name="P1"><text:span text:style-name="T4">setA</text:span><text:span text:style-name="T5">i</text:span></text:p>
          </draw:text-box>
        </draw:frame>
        <draw:frame draw:style-name="gr5" draw:text-style-name="P6" draw:layer="layout" svg:width="2.032cm" svg:height="0.966cm" svg:x="16.764cm" svg:y="7.092cm">
          <draw:text-box>
            <text:p text:style-name="P1"><text:span text:style-name="T4">setB</text:span><text:span text:style-name="T5">i</text:span></text:p>
          </draw:text-box>
        </draw:frame>
        <draw:connector draw:style-name="gr3" draw:text-style-name="P4" draw:layer="layout" draw:type="line" svg:x1="14.224cm" svg:y1="7.455cm" svg:x2="15.494cm" svg:y2="5.014cm" draw:end-shape="id1" draw:end-glue-point="3" svg:d="M14224 7455l1270-2441" svg:viewBox="0 0 1271 2442">
          <text:p/>
        </draw:connector>
        <draw:connector draw:style-name="gr3" draw:text-style-name="P4" draw:layer="layout" draw:type="line" svg:x1="14.224cm" svg:y1="7.455cm" svg:x2="15.748cm" svg:y2="7.554cm" draw:end-shape="id2" draw:end-glue-point="3" svg:d="M14224 7455l1524 99" svg:viewBox="0 0 1525 100">
          <text:p/>
        </draw:connector>
        <draw:frame draw:style-name="gr1" draw:text-style-name="P8" draw:layer="layout" svg:width="4.064cm" svg:height="1.766cm" svg:x="1.524cm" svg:y="5.6cm">
          <draw:text-box>
            <text:p text:style-name="P7"><text:span text:style-name="T6">B</text:span><text:span text:style-name="T7">i</text:span></text:p>
          </draw:text-box>
        </draw:frame>
        <draw:frame draw:style-name="gr1" draw:text-style-name="P2" draw:layer="layout" svg:width="3.048cm" svg:height="1.766cm" svg:x="20.32cm" svg:y="4.064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3.048cm" svg:height="1.766cm" svg:x="20.32cm" svg:y="6.604cm">
          <draw:text-box>
            <text:p text:style-name="P1"><text:span text:style-name="T1">B</text:span><text:span text:style-name="T2">i+1</text:span></text:p>
          </draw:text-box>
        </draw:frame>
        <draw:line draw:style-name="gr6" draw:text-style-name="P4" draw:layer="layout" svg:x1="14.224cm" svg:y1="7.458cm" svg:x2="11.938cm" svg:y2="7.458cm">
          <text:p/>
        </draw:line>
        <draw:line draw:style-name="gr3" draw:text-style-name="P4" draw:layer="layout" svg:x1="5.568cm" svg:y1="8.394cm" svg:x2="10.14cm" svg:y2="8.394cm">
          <text:p/>
        </draw:line>
        <draw:frame draw:style-name="gr5" draw:text-style-name="P6" draw:layer="layout" svg:width="2.794cm" svg:height="0.966cm" svg:x="6.33cm" svg:y="7.932cm">
          <draw:text-box>
            <text:p text:style-name="P1"><text:span text:style-name="T4">inC</text:span><text:span text:style-name="T5">i</text:span></text:p>
          </draw:text-box>
        </draw:frame>
        <draw:frame draw:style-name="gr1" draw:text-style-name="P8" draw:layer="layout" svg:width="4.064cm" svg:height="1.766cm" svg:x="1.504cm" svg:y="7.632cm">
          <draw:text-box>
            <text:p text:style-name="P7"><text:span text:style-name="T6">C</text:span><text:span text:style-name="T7">i</text:span></text:p>
          </draw:text-box>
        </draw:frame>
        <draw:line draw:style-name="gr3" draw:text-style-name="P4" xml:id="id3" draw:id="id3" draw:layer="layout" svg:x1="15.748cm" svg:y1="10.094cm" svg:x2="20.32cm" svg:y2="10.094cm">
          <text:p/>
        </draw:line>
        <draw:frame draw:style-name="gr5" draw:text-style-name="P6" draw:layer="layout" svg:width="2.032cm" svg:height="0.966cm" svg:x="16.764cm" svg:y="9.632cm">
          <draw:text-box>
            <text:p text:style-name="P1"><text:span text:style-name="T4">setC</text:span><text:span text:style-name="T5">i</text:span></text:p>
          </draw:text-box>
        </draw:frame>
        <draw:frame draw:style-name="gr1" draw:text-style-name="P2" draw:layer="layout" svg:width="3.048cm" svg:height="1.766cm" svg:x="20.32cm" svg:y="9.144cm">
          <draw:text-box>
            <text:p text:style-name="P1"><text:span text:style-name="T1">C</text:span><text:span text:style-name="T2">i+1</text:span></text:p>
          </draw:text-box>
        </draw:frame>
        <draw:connector draw:style-name="gr3" draw:text-style-name="P4" draw:layer="layout" draw:type="line" svg:x1="14.218cm" svg:y1="7.449cm" svg:x2="15.748cm" svg:y2="10.094cm" draw:end-shape="id3" draw:end-glue-point="3" svg:d="M14218 7449l1530 2645" svg:viewBox="0 0 1531 2646">
          <text:p/>
        </draw:connector>
        <draw:line draw:style-name="gr3" draw:text-style-name="P4" draw:layer="layout" svg:x1="5.588cm" svg:y1="10.426cm" svg:x2="10.16cm" svg:y2="10.426cm">
          <text:p/>
        </draw:line>
        <draw:frame draw:style-name="gr1" draw:text-style-name="P8" draw:layer="layout" svg:width="4.064cm" svg:height="1.766cm" svg:x="1.524cm" svg:y="9.664cm">
          <draw:text-box>
            <text:p text:style-name="P7"><text:span text:style-name="T6">const</text:span><text:span text:style-name="T7">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2-20T09:40:47.302667963</dc:date>
    <meta:editing-duration>PT26M53S</meta:editing-duration>
    <meta:editing-cycles>23</meta:editing-cycles>
    <meta:generator>LibreOffice/6.4.7.2$Linux_X86_64 LibreOffice_project/40$Build-2</meta:generator>
    <meta:document-statistic meta:object-count="49"/>
  </office:meta>
</office:document-meta>
</file>